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6B300002A7B596917E2.svm"/>
  <manifest:file-entry manifest:media-type="" manifest:full-path="Pictures/200000070000614200001FBC68B8A35A.svm"/>
  <manifest:file-entry manifest:media-type="" manifest:full-path="Pictures/200000070000454000001C6DE48D73CC.svm"/>
  <manifest:file-entry manifest:media-type="" manifest:full-path="Pictures/20000007000050D3000035F4ED03BBB4.svm"/>
  <manifest:file-entry manifest:media-type="" manifest:full-path="Pictures/20000007000037EB00001D26D842F51E.svm"/>
  <manifest:file-entry manifest:media-type="" manifest:full-path="Pictures/2000000700006B980000200B74F68576.svm"/>
  <manifest:file-entry manifest:media-type="" manifest:full-path="Pictures/20000007000051DC00001C1E6E473EC7.svm"/>
  <manifest:file-entry manifest:media-type="" manifest:full-path="Pictures/20000007000049B2000029DD2217B526.svm"/>
  <manifest:file-entry manifest:media-type="" manifest:full-path="Pictures/20000007000041F10000166EE8B040EA.svm"/>
  <manifest:file-entry manifest:media-type="" manifest:full-path="Pictures/200000070000617700000DF5582DC8CF.svm"/>
  <manifest:file-entry manifest:media-type="" manifest:full-path="Pictures/20000007000063390000166E4EDC5F2D.svm"/>
  <manifest:file-entry manifest:media-type="" manifest:full-path="Pictures/20000007000061C70000383AD09DB27D.svm"/>
  <manifest:file-entry manifest:media-type="" manifest:full-path="Pictures/200000070000561900003EA3A32396C5.svm"/>
  <manifest:file-entry manifest:media-type="" manifest:full-path="Pictures/2000000700004751000015EA47872ED7.svm"/>
  <manifest:file-entry manifest:media-type="" manifest:full-path="Pictures/200000070000513D00001E7E5A4B3627.svm"/>
  <manifest:file-entry manifest:media-type="" manifest:full-path="Pictures/200000070000582A00002075F293D6F7.svm"/>
  <manifest:file-entry manifest:media-type="" manifest:full-path="Pictures/2000000700005295000033AED93F5D7C.svm"/>
  <manifest:file-entry manifest:media-type="" manifest:full-path="Pictures/2000000700002DB000000C3398E89AB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paragraph-properties fo:margin-left="0cm" fo:margin-right="0cm" fo:text-align="justify" style:justify-single-word="false" fo:text-indent="0cm" style:auto-text-indent="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style:font-name="Courier New" fo:font-size="11pt" fo:font-style="normal" style:font-size-asian="11pt" style:font-style-asian="normal" style:font-size-complex="11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umé du mécanisme d'authentification ft_transcendence</text:p>
      <text:p text:style-name="P2"/>
      <text:p text:style-name="P3"/>
      <text:p text:style-name="P4">Pour la démonstration simple de l'authentification, on a 3 pages :</text:p>
      <text:p text:style-name="P4">&gt; Home (accessible, qu'on soit connecté ou non).</text:p>
      <text:p text:style-name="P4">&gt; Login (accessible qu'on soit connecté ou non).</text:p>
      <text:p text:style-name="P4">&gt; Account (accessible uniquement aux utilisateurs connectés).</text:p>
      <text:p text:style-name="P4"/>
      <text:p text:style-name="P4"><draw:frame draw:style-name="fr1" draw:name="images1" text:anchor-type="paragraph" svg:width="16.999cm" svg:height="5.546cm" draw:z-index="0"><draw:image xlink:href="Pictures/200000070000614200001FBC68B8A35A.svm" xlink:type="simple" xlink:show="embed" xlink:actuate="onLoad"/></draw:frame></text:p>
      <text:p text:style-name="P4">Un utilisateur non-connecté n'a rien dans son <text:span text:style-name="T1">local storage</text:span> concernant notre domaine. Notre <text:span text:style-name="T1">store</text:span> VueJS (et plus particulièrement son module <text:span text:style-name="T3">auth</text:span><text:span text:style-name="T4">)</text:span> place sa variable <text:span text:style-name="T3">LoggedIn</text:span> à <text:span text:style-name="T1">false</text:span>, et sa variable user à <text:span text:style-name="T1">null</text:span> :</text:p>
      <text:p text:style-name="P4"/>
      <text:p text:style-name="P4">&gt;&gt; <text:span text:style-name="T2">[frontend] @/store/auth.module.js</text:span></text:p>
      <text:p text:style-name="P4"><draw:frame draw:style-name="fr1" draw:name="images2" text:anchor-type="paragraph" svg:width="16.999cm" svg:height="2.434cm" draw:z-index="1"><draw:image xlink:href="Pictures/200000070000617700000DF5582DC8CF.svm" xlink:type="simple" xlink:show="embed" xlink:actuate="onLoad"/></draw:frame></text:p>
      <text:p text:style-name="P4">Dans ce cadre initial, si l'utilisateur cherche à se rendre sur la page protégée <text:span text:style-name="T1">Account</text:span>, il sera automatiquement redirigé vers <text:span text:style-name="T1">/login</text:span>, qui affichera le bouton permettant de se login (et un message d'erreur, passé lors de la redirection).</text:p>
      <text:p text:style-name="P4"/>
      <text:p text:style-name="P4">La protection des routes en fonction de la variable <text:span text:style-name="T3">LoggedIn</text:span><text:span text:style-name="T4"> se fait grâce à une configuration spécifique des routes dans notre router :</text:span></text:p>
      <text:p text:style-name="P6"/>
      <text:p text:style-name="P7">&gt;&gt; [frontend] @/router/index.js</text:p>
      <text:p text:style-name="P6"><draw:frame draw:style-name="fr2" draw:name="images3" text:anchor-type="paragraph" svg:width="16.88cm" svg:height="5.741cm" draw:z-index="2"><draw:image xlink:href="Pictures/20000007000041F10000166EE8B040EA.svm" xlink:type="simple" xlink:show="embed" xlink:actuate="onLoad"/></draw:frame></text:p>
      <text:p text:style-name="P6"><draw:frame draw:style-name="fr2" draw:name="images4" text:anchor-type="paragraph" svg:width="11.696cm" svg:height="3.124cm" draw:z-index="3"><draw:image xlink:href="Pictures/2000000700002DB000000C3398E89AB3.svm" xlink:type="simple" xlink:show="embed" xlink:actuate="onLoad"/></draw:frame><text:soft-page-break/></text:p>
      <text:p text:style-name="P6"/>
      <text:p text:style-name="P6">Disons que notre utilisateur, ayant cliqué sur "Account" et redirigé vers /login, veuille se connecter. La page de Login se compose d'un éventuel message d'erreur passé en cas de redirection, et d'un bouton de login :</text:p>
      <text:p text:style-name="P6"/>
      <text:p text:style-name="P6"><draw:frame draw:style-name="fr1" draw:name="images5" text:anchor-type="paragraph" svg:width="16.999cm" svg:height="6.257cm" draw:z-index="4"><draw:image xlink:href="Pictures/200000070000582A00002075F293D6F7.svm" xlink:type="simple" xlink:show="embed" xlink:actuate="onLoad"/></draw:frame></text:p>
      <text:p text:style-name="P6">Ce bouton de login va initier le processus d'authentification Oauth de 42. Le lien décrivant l'utilisation de l'API 42 Oauth est le suivant :</text:p>
      <text:p text:style-name="P4"><text:a xlink:type="simple" xlink:href="https://api.intra.42.fr/apidoc/guides/web_application_flow" text:style-name="Internet_20_link" text:visited-style-name="Visited_20_Internet_20_Link"><text:span text:style-name="T4">https://api.intra.42.fr/apidoc/guides/web_application_flow</text:span></text:a></text:p>
      <text:p text:style-name="P6"/>
      <text:p text:style-name="P6">La première chose à faire afin de pouvoir utiliser Oauth a été d'enregistrer notre application dans l'API de 42, ce que j'ai fait (l'appli n'est pas publique tho) :</text:p>
      <text:p text:style-name="P6"/>
      <text:p text:style-name="P6"><draw:frame draw:style-name="fr1" draw:name="images6" text:anchor-type="paragraph" svg:width="16.999cm" svg:height="5.062cm" draw:z-index="5"><draw:image xlink:href="Pictures/2000000700006B980000200B74F68576.svm" xlink:type="simple" xlink:show="embed" xlink:actuate="onLoad"/></draw:frame></text:p>
      <text:p text:style-name="P6">Une fois l'application enregistrée, on reçoit un certain nombre d'informations, dont :</text:p>
      <text:p text:style-name="P4"><text:span text:style-name="T4">&gt; Un </text:span><text:span text:style-name="T5">client ID </text:span><text:span text:style-name="T4">(information publique, sert à identifier notre application).</text:span></text:p>
      <text:p text:style-name="P4"><text:span text:style-name="T4">&gt; Un </text:span><text:span text:style-name="T5">secret </text:span><text:span text:style-name="T4">(information privée, sert à l'API 42 pour valider les authentifications Oauth provenant de notre application).</text:span></text:p>
      <text:p text:style-name="P6"/>
      <text:p text:style-name="P6">Avec ces informations, on peut construire l'URL vers laquelle on doit rediriger dans la première étape de l'utilisation de l'OAuth de 42 :</text:p>
      <text:p text:style-name="P6"/>
      <text:p text:style-name="P4"><text:soft-page-break/><text:a xlink:type="simple" xlink:href="https://api.intra.42.fr/oauth/authorize?client_id=0b89162db303f29dcbedf6e2d4261b99f32afcac2930e8f7f4bcd2ac3af9bd6d&amp;" text:style-name="Internet_20_link" text:visited-style-name="Visited_20_Internet_20_Link"><text:span text:style-name="T4">https://api.intra.42.fr/oauth/authorize?client_id=0b89162db303f29dcbedf6e2d4261b99f32afcac2930e8f7f4bcd2ac3af9bd6d&amp;</text:span></text:a></text:p>
      <text:p text:style-name="P6">redirect_uri=http%3A%2F%2F127.0.0.1%3A8080%2Fauth%2Foauth_callback&amp;</text:p>
      <text:p text:style-name="P6">response_type=code&amp;</text:p>
      <text:p text:style-name="P6">scope=public&amp;</text:p>
      <text:p text:style-name="P6">state=T35KLszNwBy2ta5gZieh</text:p>
      <text:p text:style-name="P6"/>
      <text:p text:style-name="P4"><text:span text:style-name="T4">Cliquer sur le bouton de la page Login nous redirige vers cette URL, où 42 demande à l'utilisateur de s'identifier (s'il n'est pas identifié à son compte 42 dans le browser). Lorsque l'utilisateur s'est authentifié auprès de 42, 42 le redirige vers la </text:span><text:span text:style-name="T5">redirect_uri</text:span><text:span text:style-name="T4"> spécifiée dans l'URL ci-dessus. Dans notre cas, l'URL de redirection est :</text:span></text:p>
      <text:p text:style-name="P6"/>
      <text:p text:style-name="P9">http://127.0.0.1:8080/auth/oauth_callback</text:p>
      <text:p text:style-name="P6"/>
      <text:p text:style-name="P6">42 nous fournit également deux paramètres d'URL supplémentaires en nous redirigeant vers notre URL :</text:p>
      <text:p text:style-name="P4"><text:span text:style-name="T4">&gt; </text:span><text:span text:style-name="T5">code</text:span><text:span text:style-name="T4"> : code temporaire qui permet de prouver que l'utilisateur en question s'est bien authentifié via 42 access pour fournir à notre application un token Oauth.</text:span></text:p>
      <text:p text:style-name="P4"><text:span text:style-name="T4">&gt; </text:span><text:span text:style-name="T5">state</text:span><text:span text:style-name="T4"> : la même variable state (pour protéger contre les cross-site request forgery attacks).</text:span></text:p>
      <text:p text:style-name="P6"/>
      <text:p text:style-name="P4"><text:span text:style-name="T4">Une fois redirigé vers l'URL </text:span><text:span text:style-name="T7">/auth/oauth_callback</text:span><text:span text:style-name="T4">, et avec les informations passées par 42 dans l'URL, </text:span><text:span text:style-name="T5">dès le chargement de cette page</text:span><text:span text:style-name="T4">, on va demander au frontend de transmettre au backend une demande de login pour l'utilisateur :</text:span></text:p>
      <text:p text:style-name="P6"/>
      <text:p text:style-name="P4"><text:span text:style-name="T4">&gt;&gt; </text:span><text:span text:style-name="T6">[frontend] @/views/Callback.vue</text:span></text:p>
      <text:p text:style-name="P8"><draw:frame draw:style-name="fr3" draw:name="images7" text:anchor-type="paragraph" svg:x="0cm" svg:y="0.291cm" svg:width="16.999cm" svg:height="9.656cm" draw:z-index="6"><draw:image xlink:href="Pictures/20000007000049B2000029DD2217B526.svm" xlink:type="simple" xlink:show="embed" xlink:actuate="onLoad"/></draw:frame></text:p>
      <text:p text:style-name="P5"><text:span text:style-name="T4">beforeMount() nous permet d'appeler la fonction handleLogin dès le chargement de la page. Cette fonction transmet les paramètres reçus de 42 via l'URL à une </text:span><text:span text:style-name="T5">action</text:span><text:span text:style-name="T4"> de notre store VueX (action </text:span><text:span text:style-name="T5">login</text:span><text:span text:style-name="T4"> dans le module auth). Une fois que cette action est complétée (et que le login est donc complété), l'utilisateur est redirigé vers la page </text:span><text:span text:style-name="T5">/account</text:span><text:span text:style-name="T4"> ([MISSING ERROR HANDLING HERE]).</text:span></text:p>
      <text:p text:style-name="P8"/>
      <text:p text:style-name="P8"><text:soft-page-break/></text:p>
      <text:p text:style-name="P8">Examinons les actions de notre store VueX :</text:p>
      <text:p text:style-name="P8"/>
      <text:p text:style-name="P8"><draw:frame draw:style-name="fr1" draw:name="images8" text:anchor-type="paragraph" svg:width="16.999cm" svg:height="11.345cm" draw:z-index="7"><draw:image xlink:href="Pictures/20000007000050D3000035F4ED03BBB4.svm" xlink:type="simple" xlink:show="embed" xlink:actuate="onLoad"/></draw:frame></text:p>
      <text:p text:style-name="P5"><text:span text:style-name="T4">L'action </text:span><text:span text:style-name="T5">login</text:span><text:span text:style-name="T4"> du store ne fait en fait qu'appeler la fonction </text:span><text:span text:style-name="T5">login</text:span><text:span text:style-name="T4"> du service AuthService (on aurait pu tout gérer dans le store, mais il est plus propre de faire appel à des services plutôt que de tout coder dans le store).</text:span></text:p>
      <text:p text:style-name="P5"><text:span text:style-name="T4">Si la fonction réussit, on appelle la mutation </text:span><text:span text:style-name="T5">loginSuccess</text:span><text:span text:style-name="T4">, qui configure loggedIn à </text:span><text:span text:style-name="T3">true</text:span><text:span text:style-name="T4">, et user à l'objet renvoyé par la fonction. Sinon,on appelle </text:span><text:span text:style-name="T5">loginFailure</text:span><text:span text:style-name="T4"> qui configure loggedIn à </text:span><text:span text:style-name="T3">false</text:span><text:span text:style-name="T4">, et user à </text:span><text:span text:style-name="T3">null</text:span><text:span text:style-name="T4">.</text:span></text:p>
      <text:p text:style-name="P8"/>
      <text:p text:style-name="P5"><text:span text:style-name="T4">D'une façon assez similaire, l'action </text:span><text:span text:style-name="T5">logout</text:span><text:span text:style-name="T4"> du store ne fait qu'appeler la fonction </text:span><text:span text:style-name="T5">logout</text:span><text:span text:style-name="T4"> du service AuthService.</text:span></text:p>
      <text:p text:style-name="P8"/>
      <text:p text:style-name="P8">AuthService fonctionne de la manière suivante :</text:p>
      <text:p text:style-name="P8"/>
      <text:p text:style-name="P8"><draw:frame draw:style-name="fr4" draw:name="images9" text:anchor-type="paragraph" svg:width="16.999cm" svg:height="10.213cm" draw:z-index="8"><draw:image xlink:href="Pictures/20000007000046B300002A7B596917E2.svm" xlink:type="simple" xlink:show="embed" xlink:actuate="onLoad"/></draw:frame><text:soft-page-break/></text:p>
      <text:p text:style-name="P5"><text:span text:style-name="T4">La fonction login </text:span><text:span text:style-name="T5">effectue une requête POST au backend /login, avec les paramètres code et state</text:span><text:span text:style-name="T4">. Elle s'attend ensuite à recevoir dans la réponse un objet JSON contenant un attribut </text:span><text:span text:style-name="T5">accessToken </text:span><text:span text:style-name="T4">(un token JWT), qu'elle stocke dans le localStorage de l'utilisateur avec le nom 'user'.</text:span></text:p>
      <text:p text:style-name="P8"/>
      <text:p text:style-name="P8">[MISSING ERROR HANDLING]</text:p>
      <text:p text:style-name="P8"/>
      <text:p text:style-name="P8">C'est donc le travail du backend que de :</text:p>
      <text:list xml:id="list8927597700178122462" text:style-name="L1">
        <text:list-item>
          <text:p text:style-name="P10">Vérifier que l'utilisateur s'est bien authentifié auprès de 42 en générant un token Oauth 42.</text:p>
        </text:list-item>
        <text:list-item>
          <text:p text:style-name="P10">Récupérer certaines informations sur l'utilisateur grâce au token Oauth 42 (username).</text:p>
        </text:list-item>
        <text:list-item>
          <text:p text:style-name="P10">Si tout cela s'est bien passé, renvoyer un JWT identifiant l'utilisateur concerné pour 24h.</text:p>
        </text:list-item>
      </text:list>
      <text:p text:style-name="P8"/>
      <text:p text:style-name="P8">Examinons donc ces trois étapes dans le backend. On a créé un module spécifique pour le login. Celui-ci utilise HttpModule (client web construit sur axios) et JwtModule (pour générer le JWT) :</text:p>
      <text:p text:style-name="P8"/>
      <text:p text:style-name="P5"><text:span text:style-name="T4">&gt;&gt; [backend] </text:span><text:span text:style-name="T6">@/login/login.module.ts</text:span></text:p>
      <text:p text:style-name="P8"><draw:frame draw:style-name="fr4" draw:name="images10" text:anchor-type="paragraph" svg:width="16.999cm" svg:height="6.378cm" draw:z-index="9"><draw:image xlink:href="Pictures/200000070000513D00001E7E5A4B3627.svm" xlink:type="simple" xlink:show="embed" xlink:actuate="onLoad"/></draw:frame></text:p>
      <text:p text:style-name="P8">Le controller associé à ce module est très simple :</text:p>
      <text:p text:style-name="P8"><text:soft-page-break/></text:p>
      <text:p text:style-name="P5"><text:span text:style-name="T4">&gt;&gt; [backend] </text:span><text:span text:style-name="T6">@/login/login.controller.ts</text:span></text:p>
      <text:p text:style-name="P8"/>
      <text:p text:style-name="P8"><draw:frame draw:style-name="fr1" draw:name="images11" text:anchor-type="paragraph" svg:width="16.999cm" svg:height="5.221cm" draw:z-index="10"><draw:image xlink:href="Pictures/2000000700004751000015EA47872ED7.svm" xlink:type="simple" xlink:show="embed" xlink:actuate="onLoad"/></draw:frame></text:p>
      <text:p text:style-name="P8">Dès qu'une requête POST est reçue à /login, la fonction authenticateUser du loginService est lancée. Cette fonction ressemble à ça :</text:p>
      <text:p text:style-name="P8"/>
      <text:p text:style-name="P5"><text:span text:style-name="T4">&gt;&gt; [backend] </text:span><text:span text:style-name="T6">@/login/login.service.ts</text:span></text:p>
      <text:p text:style-name="P8"/>
      <text:p text:style-name="P8"><draw:frame draw:style-name="fr5" draw:name="images12" text:anchor-type="paragraph" svg:width="20.874cm" svg:height="12.003cm" draw:z-index="11"><draw:image xlink:href="Pictures/20000007000061C70000383AD09DB27D.svm" xlink:type="simple" xlink:show="embed" xlink:actuate="onLoad"/></draw:frame></text:p>
      <text:p text:style-name="P5"><text:span text:style-name="T4">L'idée premièrement est, comme on l'a dit, de vérifier que l'utilisateur s'est bien authentifié à notre application via 42 access. Pour cela, il suffit d'émettre une demande de token Oauth à l'endpoint </text:span><text:a xlink:type="simple" xlink:href="https://api.intra.42.fr/oauth/token" text:style-name="Internet_20_link" text:visited-style-name="Visited_20_Internet_20_Link"><text:span text:style-name="T4">https://api.intra.42.fr/oauth/token</text:span></text:a><text:span text:style-name="T4">, avec notre client_id, notre client_secret, et le </text:span><text:span text:style-name="T5">code</text:span><text:span text:style-name="T4"> transmis par 42 suite à l'authentification de l'utilisateur auprès d'eux.</text:span></text:p>
      <text:p text:style-name="P8"/>
      <text:p text:style-name="P8">Si 42 nous transmet un token Oauth, l'utilisateur s'est bien authentifié auprès d'eux pour notre application.</text:p>
      <text:p text:style-name="P8"><text:soft-page-break/>[MISSING ERROR HANDLING IF 42 DOESNT ACCEPT CODE / TOKEN]</text:p>
      <text:p text:style-name="P8">[MISSING CHECK OF STATE VARIABLE FOR REQUEST FORGERY ATTACKS]</text:p>
      <text:p text:style-name="P8"/>
      <text:p text:style-name="P8">Dans ce cas, on utilise le token Oauth pour récupérer quelques informations publiques de l'utilisateur :</text:p>
      <text:p text:style-name="P8">&gt; Son username 42.</text:p>
      <text:p text:style-name="P8">&gt; [à voir si on récupère d'autres informations]</text:p>
      <text:p text:style-name="P8"/>
      <text:p text:style-name="P8"><draw:frame draw:style-name="fr1" draw:name="images13" text:anchor-type="paragraph" svg:width="16.999cm" svg:height="3.842cm" draw:z-index="12"><draw:image xlink:href="Pictures/20000007000063390000166E4EDC5F2D.svm" xlink:type="simple" xlink:show="embed" xlink:actuate="onLoad"/></draw:frame></text:p>
      <text:p text:style-name="P8">[MISSING ERROR HANDLING IF 42 API IS DOWN]</text:p>
      <text:p text:style-name="P8"/>
      <text:p text:style-name="P8">Une fois que c'est fait, on vérifie si l'utilisateur qui fait la demande de login est déjà présent dans notre base de données. Si ce n'est pas le cas, on l'enregistre, avec un UUID unique, et son nom d'utilisateur.</text:p>
      <text:p text:style-name="P8"/>
      <text:p text:style-name="P8">On récupère ensuite l'UUID de l'utilisateur concerné. On se sert de l'UUID pour signer le token JWT, dont la validité est configurée à 24 heures. On retourne ensuite un objet JSON, avec le nom de l'utilisateur, et son token JWT.</text:p>
      <text:p text:style-name="P8"/>
      <text:p text:style-name="P8">Le controller renvoie cet objet au frontend.</text:p>
      <text:p text:style-name="P8"/>
      <text:p text:style-name="P5"><text:span text:style-name="T4">Comme on l'a vu, le frontend stock l'objet reçu de la réponse (donc le nom d'utilisateur, et le JWT) dans le local storage, et configure la variable loggedIn sur </text:span><text:span text:style-name="T3">true</text:span><text:span text:style-name="T4">.</text:span></text:p>
      <text:p text:style-name="P8"/>
      <text:p text:style-name="P8">Lorsqu'on examine le local storage après s'être connecté, on voit d'ailleurs bien le username et le token :</text:p>
      <text:p text:style-name="P8"/>
      <text:p text:style-name="P8"><draw:frame draw:style-name="fr2" draw:name="images14" text:anchor-type="paragraph" svg:width="14.316cm" svg:height="7.461cm" draw:z-index="13"><draw:image xlink:href="Pictures/20000007000037EB00001D26D842F51E.svm" xlink:type="simple" xlink:show="embed" xlink:actuate="onLoad"/></draw:frame></text:p>
      <text:p text:style-name="P5"><text:span text:style-name="T4">Avec sa variable loggedIn à </text:span><text:span text:style-name="T3">true</text:span><text:span text:style-name="T4">, l'utilisateur peut désormais accéder à la page </text:span><text:span text:style-name="T5">/account</text:span><text:span text:style-name="T4"> (qui, pour </text:span><text:soft-page-break/><text:span text:style-name="T4">l'instant, ne fait que demander au backend le username de l'utilisateur) :</text:span></text:p>
      <text:p text:style-name="P8"/>
      <text:p text:style-name="P8"><draw:frame draw:style-name="fr1" draw:name="images15" text:anchor-type="paragraph" svg:width="16.999cm" svg:height="5.838cm" draw:z-index="14"><draw:image xlink:href="Pictures/20000007000051DC00001C1E6E473EC7.svm" xlink:type="simple" xlink:show="embed" xlink:actuate="onLoad"/></draw:frame></text:p>
      <text:p text:style-name="P8">Désormais, l'authentification se base sur 2 mécanismes :</text:p>
      <text:p text:style-name="P8"/>
      <text:p text:style-name="P5"><text:span text:style-name="T4">&gt; Dès qu'un utilisateur veut accéder à une route protégée, le frontend vérifiera la variable loggedIn de l'utilisateur, et le redirigera vers la page /login si cette variable est </text:span><text:span text:style-name="T3">false</text:span><text:span text:style-name="T4">.</text:span></text:p>
      <text:p text:style-name="P8"/>
      <text:p text:style-name="P5"><text:span text:style-name="T4">&gt; Dès qu'un utilisateur </text:span><text:span text:style-name="T5">émet des requêtes au backend, celui-ci vérifie la validité du token JWT</text:span><text:span text:style-name="T4">, afin de s'assurer que la session de l'utilisateur n'a pas expiré</text:span><text:span text:style-name="T4"><text:note text:id="ftn1" text:note-class="footnote"><text:note-citation>1</text:note-citation><text:note-body><text:p text:style-name="P1"><text:s/>: Mais également que l'utilisateur n'a pas essayé de modifier son token d'accès pour personnifier un autre utilisateur, ou n'a pas essayé de bypass l'authentification en ajoutant un objet 'user' à son local storage pour notre domaine avant de visiter l'application !</text:p></text:note-body></text:note></text:span><text:span text:style-name="T4">. C'est pourquoi chaque requête effectuée au backend (informations de compte, messages, profil, rejoindre un match...) doit </text:span><text:span text:style-name="T5">obligatoirement vérifier la validité du JWT avant de laisser l'utilisateur accéder aux informations</text:span><text:span text:style-name="T4">. Pour la page /</text:span><text:span text:style-name="T5">account</text:span><text:span text:style-name="T4"> (qui ne fait que récupérer le username depuis la base de données), un tel check est opéré.</text:span></text:p>
      <text:p text:style-name="P8"/>
      <text:p text:style-name="P8">La fonction vérifiant la validité du token est simple :</text:p>
      <text:p text:style-name="P8"/>
      <text:p text:style-name="P8"><draw:frame draw:style-name="fr5" draw:name="images16" text:anchor-type="paragraph" svg:width="16.999cm" svg:height="6.978cm" draw:z-index="15"><draw:image xlink:href="Pictures/200000070000454000001C6DE48D73CC.svm" xlink:type="simple" xlink:show="embed" xlink:actuate="onLoad"/></draw:frame></text:p>
      <text:p text:style-name="P5"><text:span text:style-name="T4">Dans le cas de figure où le token n'est pas valide, alors une </text:span><text:span text:style-name="T7">UnauthorizedException()</text:span><text:span text:style-name="T4"> est renvoyée par la fonction, et donc par le contrôleur. Cela transmet donc une </text:span><text:span text:style-name="T5">réponse 401</text:span><text:span text:style-name="T4"> au frontend.</text:span></text:p>
      <text:p text:style-name="P8"/>
      <text:p text:style-name="P5"><text:span text:style-name="T4">Dès lors que le frontend reçoit une réponse 401, un </text:span><text:span text:style-name="T5">intercepteur axios </text:span><text:span text:style-name="T4">a été configuré pour, comme </text:span><text:soft-page-break/><text:span text:style-name="T4">son nom l'indique, intercepter ce type de réponse, logout l'utilisateur, et le rediriger vers </text:span><text:span text:style-name="T5">/login</text:span><text:span text:style-name="T4"> (avec une petite fenêtre de dialogue).</text:span></text:p>
      <text:p text:style-name="P8"/>
      <text:p text:style-name="P8">L'intercepteur axios a été défini dans notre fichier d'instance axios :</text:p>
      <text:p text:style-name="P8"/>
      <text:p text:style-name="P5"><text:span text:style-name="T4">&gt;&gt; [frontend] </text:span><text:span text:style-name="T6">@/axios-instance.js</text:span></text:p>
      <text:p text:style-name="P8"/>
      <text:p text:style-name="P8"><draw:frame draw:style-name="fr4" draw:name="images17" text:anchor-type="paragraph" svg:width="16.999cm" svg:height="10.636cm" draw:z-index="16"><draw:image xlink:href="Pictures/2000000700005295000033AED93F5D7C.svm" xlink:type="simple" xlink:show="embed" xlink:actuate="onLoad"/></draw:frame><draw:frame draw:style-name="fr3" draw:name="images18" text:anchor-type="paragraph" svg:x="0.203cm" svg:y="10.896cm" svg:width="15.265cm" svg:height="11.105cm" draw:z-index="17"><draw:image xlink:href="Pictures/200000070000561900003EA3A32396C5.svm" xlink:type="simple" xlink:show="embed" xlink:actuate="onLoad"/></draw:frame></text:p>
      <text:p text:style-name="P8"/>
      <text:p text:style-name="P8"><text:soft-page-break/></text:p>
      <text:p text:style-name="P8"/>
      <text:p text:style-name="P8"/>
      <text:p text:style-name="P8"/>
      <text:p text:style-name="P8"/>
      <text:p text:style-name="P8">TODO :</text:p>
      <text:p text:style-name="P8"/>
      <text:p text:style-name="P8">&gt; <text:span text:style-name="T1">[DONE]</text:span> Gestion d'erreur dans le cas où la fonction login de AuthService échoue (par exemple l'utilisateur essaie d'accéder à /auth/oauth_callback sans code / avec un code erroné afin de bypass l'authentification. Cela ne fonctionnera pas, mais ce n'est pas géré de manière très cohérente pour le moment).</text:p>
      <text:p text:style-name="P8"/>
      <text:p text:style-name="P5"><text:span text:style-name="T4">&gt; Vérification de la variable </text:span><text:span text:style-name="T5">state</text:span><text:span text:style-name="T4"> pour éviter les Request Forgery.</text:span></text:p>
      <text:p text:style-name="P8"/>
      <text:p text:style-name="P8">&gt; Intégrer la fonction de check du JWT dans un module à part (pour l'instant, elle est implémentée directement dans le module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5M20S</meta:editing-duration>
    <meta:editing-cycles>6</meta:editing-cycles>
    <meta:generator>OpenOffice/4.1.5$Win32 OpenOffice.org_project/415m1$Build-9789</meta:generator>
    <dc:date>2021-07-09T12:11:37.65</dc:date>
    <meta:document-statistic meta:table-count="0" meta:image-count="18" meta:object-count="0" meta:page-count="10" meta:paragraph-count="75" meta:word-count="1415" meta:character-count="9153"/>
    <meta:user-defined meta:name="Info 1"/>
    <meta:user-defined meta:name="Info 2"/>
    <meta:user-defined meta:name="Info 3"/>
    <meta:user-defined meta:name="Info 4"/>
  </office:meta>
</office:document-meta>
</file>